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language="none" fo:country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trživanje lokacije</text:p>
      <text:p text:style-name="Standard">Kratak opis: Menadžer traži povoljnu ponudu za zemljište</text:p>
      <text:p text:style-name="Standard"/>
      <text:p text:style-name="Standard">Učesnici: Menadžer</text:p>
      <text:p text:style-name="Standard"/>
      <text:p text:style-name="Standard">Ulaz: Spisak opština od interesa za igradnju</text:p>
      <text:p text:style-name="Standard">Izlaz: Najbolja ponuda</text:p>
      <text:p text:style-name="Standard"/>
      <text:p text:style-name="Standard">Preduslovi: Menadžer ima spisak pogodnih zemljišta po kom treba da nađe najbolju ponudu</text:p>
      <text:p text:style-name="Standard">Postuslovi: Menadžer mora da nađe neko zemljište koje zadovoljava uslove</text:p>
      <text:p text:style-name="Standard"/>
      <text:p text:style-name="Standard">Glavni tok: <text:tab/>1. Traži sve parcele koje se prodaju na opštini</text:p>
      <text:p text:style-name="Standard"><text:tab/><text:tab/>2. Izdvaja parcele koje su na dobrim lokacijam</text:p>
      <text:p text:style-name="Standard"><text:tab/><text:tab/>3. Proverava za preostale parcele uslove</text:p>
      <text:p text:style-name="Standard"><text:tab/><text:tab/><text:tab/>3.1 Da li je sprovedena voda</text:p>
      <text:p text:style-name="Standard"><text:tab/><text:tab/><text:tab/>3.2 Da li je sprovedena kanalicija</text:p>
      <text:p text:style-name="Standard"><text:tab/><text:tab/><text:tab/>3.3 Da li je sprovedena struja</text:p>
      <text:p text:style-name="Standard"><text:tab/><text:tab/>4. Poredi odnos cene parcele i uslova</text:p>
      <text:p text:style-name="Standard"><text:tab/><text:tab/>5. Bira najbolju parcelu</text:p>
      <text:p text:style-name="Standard"><text:tab/><text:tab/>6. Sve ovo ponovo radi za preostale opštine.</text:p>
      <text:p text:style-name="Standard"><text:tab/><text:tab/>7. Sastavlja spisak svih ponuda<text:line-break/><text:tab/><text:tab/>8. Najbolju ponudu šalje arhitekti kao predlog lokacije.</text:p>
      <text:p text:style-name="Standard"/>
      <text:p text:style-name="Standard">Alternativni tok:</text:p>
      <text:p text:style-name="Standard"><text:tab/>1.Pogrešna informacija</text:p>
      <text:p text:style-name="P1">U koraku 5, Menadžer saznaje da je za jednu ili više parcela dobio pogrešnu informaciju (npr.Pogrešna cena) ili neki od uslova nije tačan, pravi ponovnu evaluaciju svih parcela i nastavlja u koraku 4.</text:p>
      <text:p text:style-name="Standard"/>
      <text:p text:style-name="Standard"/>
      <text:p text:style-name="P2">Okvirno planiranje</text:p>
      <text:p text:style-name="Standard">Kratak opis: Arhitekta i građevinac prave plan šta se može uraditi sa parcelom koja im je data.</text:p>
      <text:p text:style-name="Standard"/>
      <text:p text:style-name="Standard">Učesnici: Arhitekta i Građevinac</text:p>
      <text:p text:style-name="Standard"/>
      <text:p text:style-name="Standard">Ulaz: Informacije o parceli</text:p>
      <text:p text:style-name="Standard">Izlaz: Plan za parcelu</text:p>
      <text:p text:style-name="Standard"><text:tab/><text:line-break/>Preduslov: Postoji parcela koja se analizira.</text:p>
      <text:p text:style-name="Standard">Postuslov: Građevinac i arhitekta su napravili plan za to zemljište.</text:p>
      <text:p text:style-name="Standard"/>
      <text:p text:style-name="Standard">Glavni tok:<text:tab/>1. Građevinac vrši analizu žemljišta.</text:p>
      <text:p text:style-name="Standard"><text:tab/><text:tab/>2. Građevinac određuje šta sve treba uraditi sa zemljištem pre početka gradnje.</text:p>
      <text:p text:style-name="Standard"><text:tab/><text:tab/>3. Građevinac daje procenu koliko visoka zgrada može da se gradi.</text:p>
      <text:p text:style-name="Standard"><text:tab/><text:tab/>4. Građevinac određuje tip temelja koj mora da bude za taj tip zemljišta.</text:p>
      <text:p text:style-name="Standard"><text:tab/><text:tab/>5. Arhitekta sa tim informacijama crta plan zgrade.<text:line-break/><text:tab/><text:tab/>6. Arhitekta pravi predlog materijala koji bi se koristili.<text:line-break/><text:tab/><text:tab/>7. Arhitekta završava plan i salje ga na procenu.</text:p>
      <text:p text:style-name="Standard"><text:soft-page-break/></text:p>
      <text:p text:style-name="Standard">Alternativni tok: </text:p>
      <text:list xml:id="list6394597820806316872" text:style-name="L1">
        <text:list-item>
          <text:p text:style-name="P5">U koraku 5, Arhitekta smatra da je dizajn koji se od njega zahtevan nije izvodljiv pod datim uslovima i materijalima koje je Građevinac odredio, stoga šalje ceo građevinski plan na ponovnu evaluaciju sa dodatnim informacijama o dizajnu i tok se nastavlja od 1. koraka.</text:p>
        </text:list-item>
      </text:list>
      <text:p text:style-name="Standard"/>
      <text:p text:style-name="Standard"/>
      <text:p text:style-name="P2">Predlog plana</text:p>
      <text:p text:style-name="Standard">Učesnici: Ekonomista</text:p>
      <text:p text:style-name="Standard"/>
      <text:p text:style-name="Standard">Kratak opis: Na osnovu plana koj su arhitekta i građevinac poslali vrši finansisku analizu i time kompletira predlog plana.</text:p>
      <text:p text:style-name="Standard"/>
      <text:p text:style-name="Standard">Ulaz: Predlog plana.<text:line-break/>Izlaz: Predlog plana dopunje finansiskom analizom.<text:line-break/><text:line-break/>Preduslovi: Ekonomista je dobio predlog plana.<text:line-break/>Postuslovi: Napravljena je finansiska analiza</text:p>
      <text:p text:style-name="Standard"/>
      <text:p text:style-name="Standard">Glavni tok:<text:tab/>1. Ekonomista čita plan</text:p>
      <text:p text:style-name="Standard"><text:tab/><text:tab/>2. Procenjuje troškove adaptacije zemljišta za izgradnju</text:p>
      <text:p text:style-name="Standard"><text:tab/><text:tab/>3. Traži gde se može sve kupiti materijal koji je arhitekta predložio</text:p>
      <text:p text:style-name="Standard"><text:tab/><text:tab/>4. Traži najjeftinije</text:p>
      <text:p text:style-name="Standard"><text:tab/><text:tab/>5. Vrši finansisku analizu<text:tab/><text:tab/></text:p>
      <text:p text:style-name="Standard"><text:tab/><text:tab/>6. Dopunjuje predlog plana sa svojim podacima.<text:line-break/> <text:tab/><text:tab/>7. Predaje predlog odboru.<text:line-break/></text:p>
      <text:p text:style-name="Standard">Alternativni tok: /<text:line-break/></text:p>
      <text:p text:style-name="P3">Odobravanje plana</text:p>
      <text:p text:style-name="Standard"/>
      <text:p text:style-name="Standard">Kratak opis: Direktor dobija predlog plana igradnje. Mogu da ga odbiju, pošalju na izmene ili prihvate.</text:p>
      <text:p text:style-name="Standard"/>
      <text:p text:style-name="Standard">Učesnici: Direktor projekta (Direktor)</text:p>
      <text:p text:style-name="Standard"/>
      <text:p text:style-name="Standard">Ulaz: Kompletan predlog plana</text:p>
      <text:p text:style-name="Standard">Izlaz: Odluka o planu</text:p>
      <text:p text:style-name="Standard"/>
      <text:p text:style-name="Standard">Preduslovi: Plan mora da je poslat i da se sastoji od finansiske analize, lokacije, plana igradnje.</text:p>
      <text:p text:style-name="Standard">Postuslovi: Mora se doneti jedna od tri odluke za projekat.</text:p>
      <text:p text:style-name="Standard"/>
      <text:p text:style-name="Standard">Glavni tok:<text:tab/>1. Direktor analizira predlog plana<text:line-break/><text:tab/><text:tab/><text:tab/>1.1 Da li je takav objekat pogodan za lokaciju.<text:line-break/><text:tab/><text:tab/><text:tab/>1.2 Cena materijala <text:line-break/><text:tab/><text:tab/><text:tab/>1.3 Cena adaptacije zemljišta</text:p>
      <text:p text:style-name="Standard"><text:tab/><text:tab/><text:tab/>1.4 Kolika radna snaga je potrebna</text:p>
      <text:p text:style-name="Standard"><text:tab/><text:tab/><text:tab/>1.5 Cena radne snage</text:p>
      <text:p text:style-name="Standard"><text:tab/><text:tab/>2. Sastavlja se ukupna cena troškova<text:line-break/><text:soft-page-break/><text:tab/><text:tab/>3. Procenjuje se cena prodaje objekata i profit koj se može ostvariti<text:line-break/><text:tab/><text:tab/>4. Procenjuje se da li je prodajna cena dogovarajuća za taj kraj.<text:line-break/><text:tab/><text:tab/>5. Donosi se odluka<text:line-break/><text:tab/><text:tab/><text:tab/>5.1 Prihvata se predlog plana, prelazi se na šesti korak.<text:line-break/><text:tab/><text:tab/><text:tab/>5.2 Odbija se predlog plana bez mogućnosti ispravke<text:line-break/><text:tab/><text:tab/><text:tab/><text:tab/>5.2.1 Zahteva se nova lokacija, obaveštava se menadžer i slučaj upotrebe <text:tab/><text:tab/><text:tab/><text:tab/><text:tab/>se završava.<text:line-break/><text:tab/><text:tab/><text:tab/>5.3 Potrebne izmene<text:line-break/><text:tab/><text:tab/><text:tab/><text:tab/>5.3.1 Od arhitekte se zahteva da smanji/poveća kvalitet materijala.<text:line-break/><text:tab/><text:tab/><text:tab/><text:tab/>5.3.2 Od arhitekte se zahteva da smanju/poveća broj spratova objekta.<text:line-break/><text:tab/><text:tab/><text:tab/><text:tab/>5.3.3 Slučaj upotrebe se završava.</text:p>
      <text:p text:style-name="Standard"><text:line-break/><text:line-break/>Alternativni tok: /<text:line-break/><text:line-break/><text:line-break/><text:span text:style-name="T1">Obezbeđivanje finansija</text:span><text:line-break/><text:line-break/>Kratak opis: Direktor firme traži finansije za novi projekat.<text:line-break/><text:line-break/>Učesnici: Finansiski direktor (Direktor)<text:line-break/><text:line-break/>Ulaz: Plan projekta<text:line-break/>Izlaz: /<text:line-break/><text:line-break/>Preduslov: Direktor firme ima detaljno opisan projekat i uvid u sve njegove finansiske aspekte, dakle koliko je novca potrebno.<text:line-break/>Postuslov: Direktor firme nalazi finansisko rešenje<text:line-break/><text:line-break/>Glavni tok: <text:tab/>1. Direktor ima već od ranije poznatog Investitora<text:line-break/><text:tab/><text:tab/><text:tab/>1.1 Ako nema prelazi na korak 3<text:line-break/><text:tab/><text:tab/>2. Kontaktira ga i izloži mu ponudu<text:line-break/><text:tab/><text:tab/><text:tab/>2.1 Investitor prihvata ponudu, slučaj upotrebe je gotov<text:line-break/><text:tab/><text:tab/><text:tab/>2.2 Investitor odbija ponudu</text:p>
      <text:p text:style-name="Standard"><text:tab/><text:tab/><text:tab/><text:tab/>2.2.1 Direktor <text:span text:style-name="T2">je spreman da da povoljniju ponudu, SU se nastavlja u <text:tab/><text:tab/><text:tab/><text:tab/><text:tab/>koraku 2.</text:span><text:line-break/><text:tab/><text:tab/>3. Samofinansiranje<text:line-break/><text:tab/><text:tab/><text:tab/>3.1 Firma imam dovoljno novca da sama finansira projekat, SU se završava.<text:line-break/><text:tab/><text:tab/><text:tab/>3.2 Firma nema dovoljno novca da sama finansira projekat.<text:line-break/><text:tab/><text:tab/>4. Direktor <text:s/>raspisuje tender za projekat<text:line-break/><text:tab/><text:tab/><text:tab/>4.1 Investor je nađen, slučaj upotrebe je gotov.<text:line-break/><text:tab/><text:tab/><text:tab/>4.2 Investitor nije pronađen<text:line-break/><text:tab/><text:tab/>5. Direktor firma traži sufinansiranje u banci.<text:line-break/><text:tab/><text:tab/>6. Finansije obezbeđene.<text:line-break/></text:p>
      <text:p text:style-name="Standard"><text:line-break/></text:p>
      <text:p text:style-name="Standard"/>
      <text:p text:style-name="Standard"><text:soft-page-break/>Alternativni tok:<text:line-break/><text:tab/>1. Odbijen kredit<text:line-break/><text:tab/>U koraku 5, banka odbija zahtev za kredit, Direktor firme odustaje od projekta i slučaj upotrebe <text:tab/>se završ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creation-date>2016-01-05T18:31:00Z</meta:creation-date>
    <dc:date>2016-01-10T17:19:02.17</dc:date>
    <meta:editing-cycles>31</meta:editing-cycles>
    <meta:editing-duration>PT3H9M42S</meta:editing-duration>
    <meta:document-statistic meta:table-count="0" meta:image-count="0" meta:object-count="0" meta:page-count="4" meta:paragraph-count="60" meta:word-count="762" meta:character-count="5081"/>
    <meta:template xlink:type="simple" xlink:actuate="onRequest" xlink:title="" xlink:href="Normal"/>
  </office:meta>
</office:document-meta>
</file>